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language="pl" fo:country="PL" fo:font-weight="bold" officeooo:rsid="000ec79b" officeooo:paragraph-rsid="000ec79b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6pt" fo:language="pl" fo:country="PL" fo:font-weight="bold" officeooo:rsid="000ec79b" officeooo:paragraph-rsid="000ec79b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1a49b" officeooo:paragraph-rsid="0011a49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pl" fo:country="PL" fo:font-weight="bold" officeooo:rsid="00128b32" officeooo:paragraph-rsid="00128b32" style:font-size-asian="10.5pt" style:font-weight-asian="bold" style:font-size-complex="12pt" style:font-weight-complex="bold"/>
    </style:style>
    <style:style style:name="P5" style:family="paragraph" style:parent-style-name="Standard" style:master-page-name="">
      <style:paragraph-properties fo:margin-left="0in" fo:text-align="justify" style:justify-single-word="false" fo:text-indent="0in" style:auto-text-indent="false" style:page-number="auto"/>
      <style:text-properties fo:font-size="12pt" fo:language="pl" fo:country="PL" fo:font-weight="bold" officeooo:rsid="00128b32" officeooo:paragraph-rsid="00128b3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fo:font-size="12pt" fo:language="pl" fo:country="PL" fo:font-weight="bold" officeooo:rsid="00128b32" officeooo:paragraph-rsid="00128b3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pl" fo:country="PL" fo:font-weight="bold" officeooo:rsid="00164cab" officeooo:paragraph-rsid="00164ca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pl" fo:country="PL" fo:font-weight="bold" officeooo:rsid="0016d1e1" officeooo:paragraph-rsid="0016d1e1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language="pl" fo:country="PL" fo:font-weight="normal" officeooo:rsid="001069d9" officeooo:paragraph-rsid="001069d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pl" fo:country="PL" fo:font-weight="normal" officeooo:rsid="0011a49b" officeooo:paragraph-rsid="0011a49b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fo:font-size="12pt" fo:language="pl" fo:country="PL" officeooo:rsid="001069d9" officeooo:paragraph-rsid="001069d9" style:font-size-asian="10.5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font-size="12pt" fo:language="pl" fo:country="PL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8pt" fo:language="pl" fo:country="PL" fo:font-weight="bold" officeooo:rsid="001069d9" officeooo:paragraph-rsid="001069d9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language="pl" fo:country="PL" fo:font-weight="bold" officeooo:rsid="00164cab" officeooo:paragraph-rsid="00164cab" style:font-size-asian="18pt" style:font-weight-asian="bold" style:font-size-complex="18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pl" fo:country="PL" fo:font-weight="bold" officeooo:rsid="001069d9" officeooo:paragraph-rsid="001069d9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2pt" fo:language="pl" fo:country="PL" fo:font-weight="bold" officeooo:rsid="0011a49b" officeooo:paragraph-rsid="0011a49b" style:font-size-asian="10.5pt" style:font-weight-asian="bold" style:font-size-complex="12pt" style:font-weight-complex="bold"/>
    </style:style>
    <style:style style:name="P17" style:family="paragraph" style:parent-style-name="Standard" style:list-style-name="L1">
      <style:paragraph-properties fo:margin-left="0in" fo:text-align="justify" style:justify-single-word="false" fo:text-indent="0in" style:auto-text-indent="false"/>
      <style:text-properties fo:font-size="12pt" fo:language="pl" fo:country="PL" fo:font-weight="bold" officeooo:rsid="00128b32" officeooo:paragraph-rsid="00128b32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2pt" fo:language="pl" fo:country="PL" fo:font-weight="bold" officeooo:rsid="00128b32" officeooo:paragraph-rsid="00128b32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2pt" fo:language="pl" fo:country="PL" fo:font-weight="bold" officeooo:rsid="00128b32" officeooo:paragraph-rsid="00164cab" style:font-size-asian="10.5pt" style:font-weight-asian="bold" style:font-size-complex="12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language="pl" fo:country="PL" fo:font-weight="bold" officeooo:rsid="00128b32" officeooo:paragraph-rsid="00164cab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language="pl" fo:country="PL" fo:font-weight="bold" officeooo:rsid="00164cab" officeooo:paragraph-rsid="00164cab" style:font-size-asian="10.5pt" style:font-weight-asian="bold" style:font-size-complex="12pt" style:font-weight-complex="bold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2pt" fo:language="pl" fo:country="PL" fo:font-weight="bold" officeooo:rsid="00164cab" officeooo:paragraph-rsid="00164cab" style:font-size-asian="10.5pt" style:font-weight-asian="bold" style:font-size-complex="12pt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language="pl" fo:country="PL" fo:font-weight="bold" officeooo:rsid="00166380" officeooo:paragraph-rsid="00166380" style:font-size-asian="10.5pt" style:font-weight-asian="bold" style:font-size-complex="12pt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2pt" fo:language="pl" fo:country="PL" fo:font-weight="bold" officeooo:rsid="0016d1e1" officeooo:paragraph-rsid="0016d1e1" style:font-size-asian="10.5pt" style:font-weight-asian="bold" style:font-size-complex="12pt" style:font-weight-complex="bold"/>
    </style:style>
    <style:style style:name="P25" style:family="paragraph" style:parent-style-name="Standard" style:list-style-name="L1">
      <style:paragraph-properties fo:margin-left="0in" fo:text-align="justify" style:justify-single-word="false" fo:text-indent="0in" style:auto-text-indent="false"/>
      <style:text-properties fo:font-size="12pt" fo:language="pl" fo:country="PL" fo:font-weight="normal" officeooo:rsid="00128b32" officeooo:paragraph-rsid="00128b32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language="pl" fo:country="PL" fo:font-weight="normal" officeooo:rsid="00166380" officeooo:paragraph-rsid="00166380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2pt" fo:language="pl" fo:country="PL" fo:font-weight="normal" officeooo:rsid="0016d1e1" officeooo:paragraph-rsid="0016d1e1" style:font-size-asian="10.5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font-size="12pt" fo:language="pl" fo:country="PL" fo:font-weight="normal" officeooo:rsid="0016d1e1" officeooo:paragraph-rsid="0016d1e1" style:font-size-asian="10.5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officeooo:rsid="0016d1e1" officeooo:paragraph-rsid="0016d1e1"/>
    </style:style>
    <style:style style:name="P30" style:family="paragraph" style:parent-style-name="Standard">
      <style:paragraph-properties fo:text-align="center" style:justify-single-word="false"/>
      <style:text-properties fo:font-size="18pt" fo:language="pl" fo:country="PL" fo:font-weight="bold" officeooo:rsid="0019bd42" officeooo:paragraph-rsid="0019bd42" style:font-size-asian="18pt" style:font-weight-asian="bold" style:font-size-complex="18pt" style:font-weight-complex="bold"/>
    </style:style>
    <style:style style:name="T1" style:family="text">
      <style:text-properties fo:font-size="12pt" fo:language="pl" fo:country="PL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language="pl" fo:country="PL" fo:font-weight="normal" officeooo:rsid="001831ad" style:font-size-asian="10.5pt" style:font-weight-asian="normal" style:font-size-complex="12pt" style:font-weight-complex="normal"/>
    </style:style>
    <style:style style:name="T3" style:family="text">
      <style:text-properties fo:font-size="12pt" fo:language="pl" fo:country="PL" fo:font-weight="bold" style:font-size-asian="10.5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a49b"/>
    </style:style>
    <style:style style:name="T6" style:family="text">
      <style:text-properties fo:language="pl" fo:country="PL"/>
    </style:style>
    <style:style style:name="T7" style:family="text">
      <style:text-properties officeooo:rsid="00128b3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473ce" style:font-weight-asian="normal" style:font-weight-complex="normal"/>
    </style:style>
    <style:style style:name="T10" style:family="text">
      <style:text-properties fo:font-weight="normal" officeooo:rsid="00164cab" style:font-weight-asian="normal" style:font-weight-complex="normal"/>
    </style:style>
    <style:style style:name="T11" style:family="text">
      <style:text-properties fo:font-weight="normal" officeooo:rsid="00166380" style:font-weight-asian="normal" style:font-weight-complex="normal"/>
    </style:style>
    <style:style style:name="T12" style:family="text">
      <style:text-properties fo:font-weight="normal" officeooo:rsid="001831ad" style:font-weight-asian="normal" style:font-weight-complex="normal"/>
    </style:style>
    <style:style style:name="T13" style:family="text">
      <style:text-properties officeooo:rsid="00164cab"/>
    </style:style>
    <style:style style:name="T14" style:family="text">
      <style:text-properties officeooo:rsid="00166380"/>
    </style:style>
    <style:style style:name="T15" style:family="text">
      <style:text-properties officeooo:rsid="0019bd4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<text:span text:style-name="T15">Computer Organization</text:span></text:p>
      <text:p text:style-name="P2"/>
      <text:p text:style-name="P30">Basics info</text:p>
      <text:p text:style-name="P13"/>
      <text:list text:style-name="L1">
        <text:list-item>
          <text:p text:style-name="P15"><text:span text:style-name="T15">Pytania w zeszycie do przepisania</text:span> <text:line-break/><text:line-break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1:28:13.243547255</meta:creation-date>
    <meta:generator>LibreOffice/24.2.7.2$Linux_X86_64 LibreOffice_project/420$Build-2</meta:generator>
    <dc:date>2025-07-10T15:51:43.869115624</dc:date>
    <meta:editing-duration>PT6M1S</meta:editing-duration>
    <meta:editing-cycles>2</meta:editing-cycles>
    <meta:document-statistic meta:table-count="0" meta:image-count="0" meta:object-count="0" meta:page-count="1" meta:paragraph-count="3" meta:word-count="11" meta:character-count="80" meta:non-whitespace-character-count="70"/>
  </office:meta>
</office:document-meta>
</file>